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D000000EB1C83CE6B.png" manifest:media-type="image/png"/>
  <manifest:file-entry manifest:full-path="Pictures/200000F900001D660000182434683026.svm" manifest:media-type="image/x-svm"/>
  <manifest:file-entry manifest:full-path="Pictures/200000EF00001D6600001717A93943A1.svm" manifest:media-type="image/x-svm"/>
  <manifest:file-entry manifest:full-path="Pictures/100000010000011D000000E06124D5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3.925cm" svg:y="7.814cm" svg:width="7.527cm" svg:height="5.911cm" draw:z-index="0"><draw:image xlink:href="Pictures/200000EF00001D6600001717A93943A1.svm" xlink:type="simple" xlink:show="embed" xlink:actuate="onLoad" draw:mime-type="image/x-svm"/><draw:image xlink:href="Pictures/100000010000011D000000E06124D5C5.png" xlink:type="simple" xlink:show="embed" xlink:actuate="onLoad" draw:mime-type="image/png"/></draw:frame><draw:frame draw:style-name="fr1" draw:name="Figura2" text:anchor-type="char" svg:x="4.043cm" svg:y="-0.148cm" svg:width="7.527cm" svg:height="6.181cm" draw:z-index="1"><draw:image xlink:href="Pictures/200000F900001D660000182434683026.svm" xlink:type="simple" xlink:show="embed" xlink:actuate="onLoad" draw:mime-type="image/x-svm"/><draw:image xlink:href="Pictures/100000010000011D000000EB1C83CE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08:15:57.996797200</meta:creation-date>
    <dc:date>2025-09-04T09:50:54.377764000</dc:date>
    <meta:editing-duration>PT30M52S</meta:editing-duration>
    <meta:editing-cycles>2</meta:editing-cycles>
    <meta:generator>LibreOffice/25.2.5.2$Windows_X86_64 LibreOffice_project/03d19516eb2e1dd5d4ccd751a0d6f35f35e0802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